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style:font-name="Courier New" officeooo:rsid="00191592" officeooo:paragraph-rsid="00191592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style:page-number="auto" fo:background-color="transparent"/>
      <style:text-properties style:font-name="Courier New" officeooo:rsid="00191592" officeooo:paragraph-rsid="00191592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fo:background-color="transparent"/>
      <style:text-properties style:font-name="Courier New" officeooo:rsid="00198b23" officeooo:paragraph-rsid="00198b23"/>
    </style:style>
    <style:style style:name="P4" style:family="paragraph" style:parent-style-name="Title">
      <style:text-properties style:font-name="Courier New" fo:font-size="28pt" fo:font-weight="bold" officeooo:rsid="00191592" officeooo:paragraph-rsid="00191592" style:font-name-asian="Microsoft YaHei" style:font-size-asian="28pt" style:font-weight-asian="bold" style:font-name-complex="Arial" style:font-size-complex="28pt" style:font-weight-complex="bold"/>
    </style:style>
    <style:style style:name="T1" style:family="text">
      <style:text-properties officeooo:rsid="00192363"/>
    </style:style>
    <style:style style:name="T2" style:family="text">
      <style:text-properties officeooo:rsid="00198b23"/>
    </style:style>
    <style:style style:name="T3" style:family="text">
      <style:text-properties officeooo:rsid="001b2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niestação meteorológica</text:p>
      <text:p text:style-name="P1">Relatório 9</text:p>
      <text:p text:style-name="P2">Um reedswitch veio quebrado, e deverá ser trocado. O relógio e sensor de temperatura e umidade vieram em modelo diferente do solicitado, modelos DS3231 e AHT10, respectivamente. Alter<text:span text:style-name="T1">ações foram feitas na programação para adequação. </text:span><text:span text:style-name="T2">O AHT10 deverá ter os pinos soldados e talvez o relógio também, dependerá dos resultados obtidos </text:span><text:span text:style-name="T3">nas testagens.</text:span></text:p>
      <text:p text:style-name="P3">O restante da montagem ocorreu normalmente. Será necessário soldar as saídas do painel solar no momento da instalação. A bateria recarregável possui metade da capacidade de carga solicita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5:25:26.882000000</meta:creation-date>
    <dc:date>2021-10-20T16:30:54.259000000</dc:date>
    <meta:editing-duration>PT4M56S</meta:editing-duration>
    <meta:editing-cycles>1</meta:editing-cycles>
    <meta:document-statistic meta:table-count="0" meta:image-count="0" meta:object-count="0" meta:page-count="1" meta:paragraph-count="4" meta:word-count="84" meta:character-count="570" meta:non-whitespace-character-count="490"/>
    <meta:generator>LibreOffice/7.2.2.2$Windows_x86 LibreOffice_project/02b2acce88a210515b4a5bb2e46cbfb63fe97d56</meta:generator>
  </office:meta>
</office:document-meta>
</file>